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2d723" officeooo:paragraph-rsid="0002d723"/>
    </style:style>
    <style:style style:name="P2" style:family="paragraph" style:parent-style-name="Text_20_body" style:list-style-name="L3">
      <style:text-properties fo:font-weight="bold" officeooo:rsid="0002d723" officeooo:paragraph-rsid="0002d723" style:font-weight-asian="bold" style:font-weight-complex="bold"/>
    </style:style>
    <style:style style:name="P3" style:family="paragraph" style:parent-style-name="Text_20_body" style:list-style-name="L3">
      <style:text-properties fo:font-weight="bold" officeooo:rsid="0002df7c" officeooo:paragraph-rsid="0002df7c" style:font-weight-asian="bold" style:font-weight-complex="bold"/>
    </style:style>
    <style:style style:name="P4" style:family="paragraph" style:parent-style-name="Text_20_body" style:list-style-name="L3">
      <style:text-properties fo:font-weight="bold" officeooo:rsid="0003587c" officeooo:paragraph-rsid="0003587c" style:font-weight-asian="bold" style:font-weight-complex="bold"/>
    </style:style>
    <style:style style:name="P5" style:family="paragraph" style:parent-style-name="Text_20_body" style:list-style-name="L3">
      <style:text-properties fo:font-weight="normal" officeooo:rsid="0002d723" officeooo:paragraph-rsid="0002d723" style:font-weight-asian="normal" style:font-weight-complex="normal"/>
    </style:style>
    <style:style style:name="P6" style:family="paragraph" style:parent-style-name="Text_20_body" style:list-style-name="L3">
      <style:text-properties fo:font-weight="normal" officeooo:rsid="0002df7c" officeooo:paragraph-rsid="0002df7c" style:font-weight-asian="normal" style:font-weight-complex="normal"/>
    </style:style>
    <style:style style:name="T1" style:family="text">
      <style:text-properties officeooo:rsid="0003587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endientes ConstruPlanner</text:h>
      <text:list text:style-name="L3">
        <text:list-item>
          <text:p text:style-name="P4">GitHub (Allie)</text:p>
        </text:list-item>
        <text:list-item>
          <text:p text:style-name="P2">Interfaz Gráfica <text:span text:style-name="T1">(Dividir en paneles - Allie)</text:span></text:p>
          <text:list>
            <text:list-item>
              <text:p text:style-name="P2">Panel A <text:span text:style-name="T1">(Llenado - Damn)</text:span></text:p>
              <text:list>
                <text:list-item>
                  <text:p text:style-name="P2">Paneles A1</text:p>
                  <text:list>
                    <text:list-item>
                      <text:p text:style-name="P5">Archivo</text:p>
                    </text:list-item>
                    <text:list-item>
                      <text:p text:style-name="P5">Vista</text:p>
                    </text:list-item>
                    <text:list-item>
                      <text:p text:style-name="P5">Editar</text:p>
                    </text:list-item>
                    <text:list-item>
                      <text:p text:style-name="P5">Ajustes</text:p>
                    </text:list-item>
                  </text:list>
                </text:list-item>
                <text:list-item>
                  <text:p text:style-name="P2">Paneles A2</text:p>
                  <text:list>
                    <text:list-item>
                      <text:p text:style-name="P5">Menú Archivo</text:p>
                    </text:list-item>
                    <text:list-item>
                      <text:p text:style-name="P5">Menú Vista</text:p>
                    </text:list-item>
                    <text:list-item>
                      <text:p text:style-name="P5">Menú Editar</text:p>
                    </text:list-item>
                    <text:list-item>
                      <text:p text:style-name="P5">Menú Ajustes</text:p>
                    </text:list-item>
                  </text:list>
                </text:list-item>
              </text:list>
            </text:list-item>
            <text:list-item>
              <text:p text:style-name="P2">Panel B <text:span text:style-name="T1">(Template - Allie)</text:span></text:p>
              <text:list>
                <text:list-item>
                  <text:p text:style-name="P2">Panel B1</text:p>
                  <text:list>
                    <text:list-item>
                      <text:p text:style-name="P5">Titulo</text:p>
                    </text:list-item>
                  </text:list>
                </text:list-item>
                <text:list-item>
                  <text:p text:style-name="P2">Paneles B2</text:p>
                  <text:list>
                    <text:list-item>
                      <text:p text:style-name="P5">Costos por grupo</text:p>
                    </text:list-item>
                  </text:list>
                </text:list-item>
                <text:list-item>
                  <text:p text:style-name="P2">Panel B3</text:p>
                  <text:list>
                    <text:list-item>
                      <text:p text:style-name="P5">Costo total</text:p>
                    </text:list-item>
                  </text:list>
                </text:list-item>
              </text:list>
            </text:list-item>
            <text:list-item>
              <text:p text:style-name="P2">Panel C <text:span text:style-name="T1">(Template - Allie), (Llenado - Damn)</text:span></text:p>
              <text:list>
                <text:list-item>
                  <text:p text:style-name="P2">Paneles C1</text:p>
                  <text:list>
                    <text:list-item>
                      <text:p text:style-name="P5">Pestaña Pisos</text:p>
                    </text:list-item>
                    <text:list-item>
                      <text:p text:style-name="P5">Pestaña Muros</text:p>
                    </text:list-item>
                    <text:list-item>
                      <text:p text:style-name="P5">Pestaña Techos</text:p>
                    </text:list-item>
                  </text:list>
                </text:list-item>
                <text:list-item>
                  <text:p text:style-name="P2">Paneles C2 <text:span text:style-name="T1">(Iconos - Vale)</text:span></text:p>
                  <text:list>
                    <text:list-item>
                      <text:p text:style-name="P6">Tarjetas pisos (3)</text:p>
                      <text:list>
                        <text:list-item>
                          <text:p text:style-name="P6">Iconos (3)</text:p>
                        </text:list-item>
                      </text:list>
                    </text:list-item>
                    <text:list-item>
                      <text:p text:style-name="P6">Tarjetas muros (3)</text:p>
                      <text:list>
                        <text:list-item>
                          <text:p text:style-name="P6">Iconos (3)</text:p>
                        </text:list-item>
                      </text:list>
                    </text:list-item>
                    <text:list-item>
                      <text:p text:style-name="P6"><text:soft-page-break/>Tarjetas techos (3)</text:p>
                      <text:list>
                        <text:list-item>
                          <text:p text:style-name="P6">Iconos (3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Presentación <text:span text:style-name="T1">(Val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4T18:34:43.598000000</meta:creation-date>
    <dc:date>2024-05-04T20:32:11.711000000</dc:date>
    <meta:editing-duration>PT10M28S</meta:editing-duration>
    <meta:editing-cycles>1</meta:editing-cycles>
    <meta:document-statistic meta:table-count="0" meta:image-count="0" meta:object-count="0" meta:page-count="2" meta:paragraph-count="34" meta:word-count="120" meta:character-count="540" meta:non-whitespace-character-count="487"/>
    <meta:generator>LibreOffice/24.2.0.3$Windows_X86_64 LibreOffice_project/da48488a73ddd66ea24cf16bbc4f7b9c08e9bea1</meta:generator>
  </office:meta>
</office:document-meta>
</file>